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0.6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0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>
      <style:table-cell-properties style:rotation-angle="90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.353cm"/>
    </style:style>
    <style:style style:name="ce6" style:family="table-cell" style:parent-style-name="Default" style:data-style-name="N116">
      <style:table-cell-properties style:rotation-angle="90"/>
      <style:text-properties fo:font-weight="bold"/>
    </style:style>
    <style:style style:name="gr1" style:family="graphic">
      <style:graphic-properties draw:stroke="solid" draw:stroke-dash="Ultrafine_20_Dashed" svg:stroke-width="0.3cm" svg:stroke-color="#0000ff" draw:marker-start="Square_20_45" draw:marker-start-width="0.25cm" draw:marker-start-center="false" draw:marker-end="Square_20_45" draw:marker-end-width="0.25cm" draw:marker-end-center="false" draw:stroke-linejoin="none" draw:textarea-horizontal-align="center" draw:textarea-vertical-align="middle" fo:padding-top="0.15cm" fo:padding-bottom="0.15cm" fo:padding-left="0.15cm" fo:padding-right="0.15cm"/>
    </style:style>
    <style:style style:name="gr2" style:family="graphic">
      <style:graphic-properties draw:stroke="dash" draw:stroke-dash="Ultrafine_20_Dashed" svg:stroke-width="0.3cm" svg:stroke-color="#0000ff" draw:marker-start="Square_20_45" draw:marker-start-width="0.25cm" draw:marker-start-center="false" draw:marker-end="Square_20_45" draw:marker-end-width="0.25cm" draw:marker-end-center="false" draw:stroke-linejoin="none" draw:textarea-horizontal-align="center" draw:textarea-vertical-align="middle" fo:padding-top="0.15cm" fo:padding-bottom="0.15cm" fo:padding-left="0.15cm" fo:padding-right="0.15cm"/>
    </style:style>
    <style:style style:name="gr3" style:family="graphic">
      <style:graphic-properties draw:stroke="solid" draw:stroke-dash="Ultrafine_20_Dashed" svg:stroke-width="0.3cm" svg:stroke-color="#0000ff" draw:marker-start="Square_20_45" draw:marker-start-width="0.25cm" draw:marker-start-center="false" draw:marker-end="" draw:marker-end-width="0.25cm" draw:marker-end-center="false" draw:stroke-linejoin="none" draw:textarea-horizontal-align="center" draw:textarea-vertical-align="middle" fo:padding-top="0.15cm" fo:padding-bottom="0.15cm" fo:padding-left="0.15cm" fo:padding-right="0.15c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oject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number-columns-repeated="254" table:default-cell-style-name="Default"/>
        <table:table-row table:style-name="ro1">
          <table:table-cell table:style-name="ce1" office:value-type="date" office:date-value="2002-01-01">
            <text:p>01/01/02</text:p>
          </table:table-cell>
          <table:table-cell table:style-name="ce4"/>
          <table:table-cell table:style-name="ce4" table:formula="oooc:=YEAR([.A1])" office:value-type="float" office:value="2002" table:number-columns-spanned="12" table:number-rows-spanned="1">
            <text:p>2002</text:p>
          </table:table-cell>
          <table:covered-table-cell table:number-columns-repeated="11" table:style-name="ce4"/>
          <table:table-cell table:style-name="ce4" table:formula="oooc:=[.C1]+1" office:value-type="float" office:value="2003" table:number-columns-spanned="12" table:number-rows-spanned="1">
            <text:p>2003</text:p>
          </table:table-cell>
          <table:covered-table-cell table:number-columns-repeated="11" table:style-name="ce4"/>
          <table:table-cell table:style-name="ce4" table:formula="oooc:=[.O1]+1" office:value-type="float" office:value="2004" table:number-columns-spanned="12" table:number-rows-spanned="1">
            <text:p>2004</text:p>
          </table:table-cell>
          <table:covered-table-cell table:number-columns-repeated="11" table:style-name="ce4"/>
          <table:table-cell table:style-name="ce4" table:formula="oooc:=[.AA1]+1" office:value-type="float" office:value="2005" table:number-columns-spanned="12" table:number-rows-spanned="1">
            <text:p>2005</text:p>
          </table:table-cell>
          <table:covered-table-cell table:number-columns-repeated="11" table:style-name="ce4"/>
          <table:table-cell table:style-name="ce4" table:formula="oooc:=[.AM1]+1" office:value-type="float" office:value="2006" table:number-columns-spanned="12" table:number-rows-spanned="1">
            <text:p>2006</text:p>
          </table:table-cell>
          <table:covered-table-cell table:number-columns-repeated="11" table:style-name="ce4"/>
          <table:table-cell table:style-name="ce4" table:formula="oooc:=[.AY1]+1" office:value-type="float" office:value="2007" table:number-columns-spanned="12" table:number-rows-spanned="1">
            <text:p>2007</text:p>
          </table:table-cell>
          <table:covered-table-cell table:number-columns-repeated="2" table:style-name="ce4"/>
          <table:covered-table-cell table:number-columns-repeated="9"/>
          <table:table-cell table:number-columns-repeated="182"/>
        </table:table-row>
        <table:table-row table:style-name="ro2">
          <table:table-cell table:style-name="ce2" table:number-columns-repeated="2"/>
          <table:table-cell table:style-name="ce6" table:formula="oooc:=[.A1]" office:value-type="date" office:date-value="2002-01-01">
            <text:p>Jan</text:p>
          </table:table-cell>
          <table:table-cell table:style-name="ce6" table:formula="oooc:=com.sun.star.sheet.addin.Analysis.getEdate([.C2];1)" office:value-type="date" office:date-value="2002-02-01">
            <text:p>Feb</text:p>
          </table:table-cell>
          <table:table-cell table:style-name="ce6" table:formula="oooc:=com.sun.star.sheet.addin.Analysis.getEdate([.D2];1)" office:value-type="date" office:date-value="2002-03-01">
            <text:p>Mar</text:p>
          </table:table-cell>
          <table:table-cell table:style-name="ce6" table:formula="oooc:=com.sun.star.sheet.addin.Analysis.getEdate([.E2];1)" office:value-type="date" office:date-value="2002-04-01">
            <text:p>Apr</text:p>
          </table:table-cell>
          <table:table-cell table:style-name="ce6" table:formula="oooc:=com.sun.star.sheet.addin.Analysis.getEdate([.F2];1)" office:value-type="date" office:date-value="2002-05-01">
            <text:p>May</text:p>
          </table:table-cell>
          <table:table-cell table:style-name="ce6" table:formula="oooc:=com.sun.star.sheet.addin.Analysis.getEdate([.G2];1)" office:value-type="date" office:date-value="2002-06-01">
            <text:p>Jun</text:p>
          </table:table-cell>
          <table:table-cell table:style-name="ce6" table:formula="oooc:=com.sun.star.sheet.addin.Analysis.getEdate([.H2];1)" office:value-type="date" office:date-value="2002-07-01">
            <text:p>Jul</text:p>
          </table:table-cell>
          <table:table-cell table:style-name="ce6" table:formula="oooc:=com.sun.star.sheet.addin.Analysis.getEdate([.I2];1)" office:value-type="date" office:date-value="2002-08-01">
            <text:p>Aug</text:p>
          </table:table-cell>
          <table:table-cell table:style-name="ce6" table:formula="oooc:=com.sun.star.sheet.addin.Analysis.getEdate([.J2];1)" office:value-type="date" office:date-value="2002-09-01">
            <text:p>Sep</text:p>
          </table:table-cell>
          <table:table-cell table:style-name="ce6" table:formula="oooc:=com.sun.star.sheet.addin.Analysis.getEdate([.K2];1)" office:value-type="date" office:date-value="2002-10-01">
            <text:p>Oct</text:p>
          </table:table-cell>
          <table:table-cell table:style-name="ce6" table:formula="oooc:=com.sun.star.sheet.addin.Analysis.getEdate([.L2];1)" office:value-type="date" office:date-value="2002-11-01">
            <text:p>Nov</text:p>
          </table:table-cell>
          <table:table-cell table:style-name="ce6" table:formula="oooc:=com.sun.star.sheet.addin.Analysis.getEdate([.M2];1)" office:value-type="date" office:date-value="2002-12-01">
            <text:p>Dec</text:p>
          </table:table-cell>
          <table:table-cell table:style-name="ce6" table:formula="oooc:=com.sun.star.sheet.addin.Analysis.getEdate([.N2];1)" office:value-type="date" office:date-value="2003-01-01">
            <text:p>Jan</text:p>
          </table:table-cell>
          <table:table-cell table:style-name="ce6" table:formula="oooc:=com.sun.star.sheet.addin.Analysis.getEdate([.O2];1)" office:value-type="date" office:date-value="2003-02-01">
            <text:p>Feb</text:p>
          </table:table-cell>
          <table:table-cell table:style-name="ce6" table:formula="oooc:=com.sun.star.sheet.addin.Analysis.getEdate([.P2];1)" office:value-type="date" office:date-value="2003-03-01">
            <text:p>Mar</text:p>
          </table:table-cell>
          <table:table-cell table:style-name="ce6" table:formula="oooc:=com.sun.star.sheet.addin.Analysis.getEdate([.Q2];1)" office:value-type="date" office:date-value="2003-04-01">
            <text:p>Apr</text:p>
          </table:table-cell>
          <table:table-cell table:style-name="ce6" table:formula="oooc:=com.sun.star.sheet.addin.Analysis.getEdate([.R2];1)" office:value-type="date" office:date-value="2003-05-01">
            <text:p>May</text:p>
          </table:table-cell>
          <table:table-cell table:style-name="ce6" table:formula="oooc:=com.sun.star.sheet.addin.Analysis.getEdate([.S2];1)" office:value-type="date" office:date-value="2003-06-01">
            <text:p>Jun</text:p>
          </table:table-cell>
          <table:table-cell table:style-name="ce6" table:formula="oooc:=com.sun.star.sheet.addin.Analysis.getEdate([.T2];1)" office:value-type="date" office:date-value="2003-07-01">
            <text:p>Jul</text:p>
          </table:table-cell>
          <table:table-cell table:style-name="ce6" table:formula="oooc:=com.sun.star.sheet.addin.Analysis.getEdate([.U2];1)" office:value-type="date" office:date-value="2003-08-01">
            <text:p>Aug</text:p>
          </table:table-cell>
          <table:table-cell table:style-name="ce6" table:formula="oooc:=com.sun.star.sheet.addin.Analysis.getEdate([.V2];1)" office:value-type="date" office:date-value="2003-09-01">
            <text:p>Sep</text:p>
          </table:table-cell>
          <table:table-cell table:style-name="ce6" table:formula="oooc:=com.sun.star.sheet.addin.Analysis.getEdate([.W2];1)" office:value-type="date" office:date-value="2003-10-01">
            <text:p>Oct</text:p>
          </table:table-cell>
          <table:table-cell table:style-name="ce6" table:formula="oooc:=com.sun.star.sheet.addin.Analysis.getEdate([.X2];1)" office:value-type="date" office:date-value="2003-11-01">
            <text:p>Nov</text:p>
          </table:table-cell>
          <table:table-cell table:style-name="ce6" table:formula="oooc:=com.sun.star.sheet.addin.Analysis.getEdate([.Y2];1)" office:value-type="date" office:date-value="2003-12-01">
            <text:p>Dec</text:p>
          </table:table-cell>
          <table:table-cell table:style-name="ce6" table:formula="oooc:=com.sun.star.sheet.addin.Analysis.getEdate([.Z2];1)" office:value-type="date" office:date-value="2004-01-01">
            <text:p>Jan</text:p>
          </table:table-cell>
          <table:table-cell table:style-name="ce6" table:formula="oooc:=com.sun.star.sheet.addin.Analysis.getEdate([.AA2];1)" office:value-type="date" office:date-value="2004-02-01">
            <text:p>Feb</text:p>
          </table:table-cell>
          <table:table-cell table:style-name="ce6" table:formula="oooc:=com.sun.star.sheet.addin.Analysis.getEdate([.AB2];1)" office:value-type="date" office:date-value="2004-03-01">
            <text:p>Mar</text:p>
          </table:table-cell>
          <table:table-cell table:style-name="ce6" table:formula="oooc:=com.sun.star.sheet.addin.Analysis.getEdate([.AC2];1)" office:value-type="date" office:date-value="2004-04-01">
            <text:p>Apr</text:p>
          </table:table-cell>
          <table:table-cell table:style-name="ce6" table:formula="oooc:=com.sun.star.sheet.addin.Analysis.getEdate([.AD2];1)" office:value-type="date" office:date-value="2004-05-01">
            <text:p>May</text:p>
          </table:table-cell>
          <table:table-cell table:style-name="ce6" table:formula="oooc:=com.sun.star.sheet.addin.Analysis.getEdate([.AE2];1)" office:value-type="date" office:date-value="2004-06-01">
            <text:p>Jun</text:p>
          </table:table-cell>
          <table:table-cell table:style-name="ce6" table:formula="oooc:=com.sun.star.sheet.addin.Analysis.getEdate([.AF2];1)" office:value-type="date" office:date-value="2004-07-01">
            <text:p>Jul</text:p>
          </table:table-cell>
          <table:table-cell table:style-name="ce6" table:formula="oooc:=com.sun.star.sheet.addin.Analysis.getEdate([.AG2];1)" office:value-type="date" office:date-value="2004-08-01">
            <text:p>Aug</text:p>
          </table:table-cell>
          <table:table-cell table:style-name="ce6" table:formula="oooc:=com.sun.star.sheet.addin.Analysis.getEdate([.AH2];1)" office:value-type="date" office:date-value="2004-09-01">
            <text:p>Sep</text:p>
          </table:table-cell>
          <table:table-cell table:style-name="ce6" table:formula="oooc:=com.sun.star.sheet.addin.Analysis.getEdate([.AI2];1)" office:value-type="date" office:date-value="2004-10-01">
            <text:p>Oct</text:p>
          </table:table-cell>
          <table:table-cell table:style-name="ce6" table:formula="oooc:=com.sun.star.sheet.addin.Analysis.getEdate([.AJ2];1)" office:value-type="date" office:date-value="2004-11-01">
            <text:p>Nov</text:p>
          </table:table-cell>
          <table:table-cell table:style-name="ce6" table:formula="oooc:=com.sun.star.sheet.addin.Analysis.getEdate([.AK2];1)" office:value-type="date" office:date-value="2004-12-01">
            <text:p>Dec</text:p>
          </table:table-cell>
          <table:table-cell table:style-name="ce6" table:formula="oooc:=com.sun.star.sheet.addin.Analysis.getEdate([.AL2];1)" office:value-type="date" office:date-value="2005-01-01">
            <text:p>Jan</text:p>
          </table:table-cell>
          <table:table-cell table:style-name="ce6" table:formula="oooc:=com.sun.star.sheet.addin.Analysis.getEdate([.AM2];1)" office:value-type="date" office:date-value="2005-02-01">
            <text:p>Feb</text:p>
          </table:table-cell>
          <table:table-cell table:style-name="ce6" table:formula="oooc:=com.sun.star.sheet.addin.Analysis.getEdate([.AN2];1)" office:value-type="date" office:date-value="2005-03-01">
            <text:p>Mar</text:p>
          </table:table-cell>
          <table:table-cell table:style-name="ce6" table:formula="oooc:=com.sun.star.sheet.addin.Analysis.getEdate([.AO2];1)" office:value-type="date" office:date-value="2005-04-01">
            <text:p>Apr</text:p>
          </table:table-cell>
          <table:table-cell table:style-name="ce6" table:formula="oooc:=com.sun.star.sheet.addin.Analysis.getEdate([.AP2];1)" office:value-type="date" office:date-value="2005-05-01">
            <text:p>May</text:p>
          </table:table-cell>
          <table:table-cell table:style-name="ce6" table:formula="oooc:=com.sun.star.sheet.addin.Analysis.getEdate([.AQ2];1)" office:value-type="date" office:date-value="2005-06-01">
            <text:p>Jun</text:p>
          </table:table-cell>
          <table:table-cell table:style-name="ce6" table:formula="oooc:=com.sun.star.sheet.addin.Analysis.getEdate([.AR2];1)" office:value-type="date" office:date-value="2005-07-01">
            <text:p>Jul</text:p>
          </table:table-cell>
          <table:table-cell table:style-name="ce6" table:formula="oooc:=com.sun.star.sheet.addin.Analysis.getEdate([.AS2];1)" office:value-type="date" office:date-value="2005-08-01">
            <text:p>Aug</text:p>
          </table:table-cell>
          <table:table-cell table:style-name="ce6" table:formula="oooc:=com.sun.star.sheet.addin.Analysis.getEdate([.AT2];1)" office:value-type="date" office:date-value="2005-09-01">
            <text:p>Sep</text:p>
          </table:table-cell>
          <table:table-cell table:style-name="ce6" table:formula="oooc:=com.sun.star.sheet.addin.Analysis.getEdate([.AU2];1)" office:value-type="date" office:date-value="2005-10-01">
            <text:p>Oct</text:p>
          </table:table-cell>
          <table:table-cell table:style-name="ce6" table:formula="oooc:=com.sun.star.sheet.addin.Analysis.getEdate([.AV2];1)" office:value-type="date" office:date-value="2005-11-01">
            <text:p>Nov</text:p>
          </table:table-cell>
          <table:table-cell table:style-name="ce6" table:formula="oooc:=com.sun.star.sheet.addin.Analysis.getEdate([.AW2];1)" office:value-type="date" office:date-value="2005-12-01">
            <text:p>Dec</text:p>
          </table:table-cell>
          <table:table-cell table:style-name="ce6" table:formula="oooc:=com.sun.star.sheet.addin.Analysis.getEdate([.AX2];1)" office:value-type="date" office:date-value="2006-01-01">
            <text:p>Jan</text:p>
          </table:table-cell>
          <table:table-cell table:style-name="ce6" table:formula="oooc:=com.sun.star.sheet.addin.Analysis.getEdate([.AY2];1)" office:value-type="date" office:date-value="2006-02-01">
            <text:p>Feb</text:p>
          </table:table-cell>
          <table:table-cell table:style-name="ce6" table:formula="oooc:=com.sun.star.sheet.addin.Analysis.getEdate([.AZ2];1)" office:value-type="date" office:date-value="2006-03-01">
            <text:p>Mar</text:p>
          </table:table-cell>
          <table:table-cell table:style-name="ce6" table:formula="oooc:=com.sun.star.sheet.addin.Analysis.getEdate([.BA2];1)" office:value-type="date" office:date-value="2006-04-01">
            <text:p>Apr</text:p>
          </table:table-cell>
          <table:table-cell table:style-name="ce6" table:formula="oooc:=com.sun.star.sheet.addin.Analysis.getEdate([.BB2];1)" office:value-type="date" office:date-value="2006-05-01">
            <text:p>May</text:p>
          </table:table-cell>
          <table:table-cell table:style-name="ce6" table:formula="oooc:=com.sun.star.sheet.addin.Analysis.getEdate([.BC2];1)" office:value-type="date" office:date-value="2006-06-01">
            <text:p>Jun</text:p>
          </table:table-cell>
          <table:table-cell table:style-name="ce6" table:formula="oooc:=com.sun.star.sheet.addin.Analysis.getEdate([.BD2];1)" office:value-type="date" office:date-value="2006-07-01">
            <text:p>Jul</text:p>
          </table:table-cell>
          <table:table-cell table:style-name="ce6" table:formula="oooc:=com.sun.star.sheet.addin.Analysis.getEdate([.BE2];1)" office:value-type="date" office:date-value="2006-08-01">
            <text:p>Aug</text:p>
          </table:table-cell>
          <table:table-cell table:style-name="ce6" table:formula="oooc:=com.sun.star.sheet.addin.Analysis.getEdate([.BF2];1)" office:value-type="date" office:date-value="2006-09-01">
            <text:p>Sep</text:p>
          </table:table-cell>
          <table:table-cell table:style-name="ce6" table:formula="oooc:=com.sun.star.sheet.addin.Analysis.getEdate([.BG2];1)" office:value-type="date" office:date-value="2006-10-01">
            <text:p>Oct</text:p>
          </table:table-cell>
          <table:table-cell table:style-name="ce6" table:formula="oooc:=com.sun.star.sheet.addin.Analysis.getEdate([.BH2];1)" office:value-type="date" office:date-value="2006-11-01">
            <text:p>Nov</text:p>
          </table:table-cell>
          <table:table-cell table:style-name="ce6" table:formula="oooc:=com.sun.star.sheet.addin.Analysis.getEdate([.BI2];1)" office:value-type="date" office:date-value="2006-12-01">
            <text:p>Dec</text:p>
          </table:table-cell>
          <table:table-cell table:style-name="ce6" table:formula="oooc:=com.sun.star.sheet.addin.Analysis.getEdate([.BJ2];1)" office:value-type="date" office:date-value="2007-01-01">
            <text:p>Jan</text:p>
          </table:table-cell>
          <table:table-cell table:style-name="ce6" table:formula="oooc:=com.sun.star.sheet.addin.Analysis.getEdate([.BK2];1)" office:value-type="date" office:date-value="2007-02-01">
            <text:p>Feb</text:p>
          </table:table-cell>
          <table:table-cell table:style-name="ce6" table:formula="oooc:=com.sun.star.sheet.addin.Analysis.getEdate([.BL2];1)" office:value-type="date" office:date-value="2007-03-01">
            <text:p>Mar</text:p>
          </table:table-cell>
          <table:table-cell table:number-columns-repeated="191"/>
        </table:table-row>
        <table:table-row table:style-name="ro3">
          <table:table-cell office:value-type="string">
            <text:p>A</text:p>
          </table:table-cell>
          <table:table-cell office:value-type="string">
            <text:p>CRM</text:p>
          </table:table-cell>
          <table:table-cell>
            <draw:line table:end-cell-address="Projects.I3" table:end-x="0.504cm" table:end-y="0.227cm" draw:z-index="0" draw:style-name="gr1" draw:text-style-name="P1" svg:x1="0.189cm" svg:y1="0.226cm" svg:x2="4.151cm" svg:y2="0.226cm">
              <text:p/>
            </draw:line>
          </table:table-cell>
          <table:table-cell table:number-columns-repeated="5"/>
          <table:table-cell>
            <draw:line table:end-cell-address="Projects.BM3" table:end-x="0.548cm" table:end-y="0.227cm" draw:z-index="1" draw:style-name="gr2" draw:text-style-name="P1" svg:x1="0.253cm" svg:y1="0.226cm" svg:x2="34.597cm" svg:y2="0.226cm">
              <text:p/>
            </draw:line>
          </table:table-cell>
          <table:table-cell table:number-columns-repeated="247"/>
        </table:table-row>
        <table:table-row table:style-name="ro3">
          <table:table-cell office:value-type="string">
            <text:p>B</text:p>
          </table:table-cell>
          <table:table-cell office:value-type="string">
            <text:p>Web</text:p>
          </table:table-cell>
          <table:table-cell table:number-columns-repeated="2"/>
          <table:table-cell>
            <draw:line table:end-cell-address="Projects.G4" table:end-x="0.599cm" table:end-y="0.182cm" draw:z-index="2" draw:style-name="gr1" draw:text-style-name="P1" svg:x1="0.554cm" svg:y1="0.181cm" svg:x2="1.814cm" svg:y2="0.181cm">
              <text:p/>
            </draw:line>
          </table:table-cell>
          <table:table-cell table:number-columns-repeated="251"/>
        </table:table-row>
        <table:table-row table:style-name="ro3">
          <table:table-cell office:value-type="string">
            <text:p>C</text:p>
          </table:table-cell>
          <table:table-cell office:value-type="string">
            <text:p>Inter / Intra / Extra strategy</text:p>
          </table:table-cell>
          <table:table-cell table:number-columns-repeated="6"/>
          <table:table-cell>
            <draw:line table:end-cell-address="Projects.O5" table:end-x="0.534cm" table:end-y="0.163cm" draw:z-index="3" draw:style-name="gr1" draw:text-style-name="P1" svg:x1="0.565cm" svg:y1="0.162cm" svg:x2="4.182cm" svg:y2="0.162cm">
              <text:p/>
            </draw:line>
          </table:table-cell>
          <table:table-cell table:number-columns-repeated="247"/>
        </table:table-row>
        <table:table-row table:style-name="ro3">
          <table:table-cell office:value-type="string">
            <text:p>D</text:p>
          </table:table-cell>
          <table:table-cell office:value-type="string">
            <text:p>Protection / security</text:p>
          </table:table-cell>
          <table:table-cell table:number-columns-repeated="4"/>
          <table:table-cell>
            <draw:line table:end-cell-address="Projects.J6" table:end-x="0.557cm" table:end-y="0.144cm" draw:z-index="4" draw:style-name="gr1" draw:text-style-name="P1" svg:x1="0.516cm" svg:y1="0.143cm" svg:x2="2.38cm" svg:y2="0.143cm">
              <text:p/>
            </draw:line>
          </table:table-cell>
          <table:table-cell table:number-columns-repeated="6"/>
          <table:table-cell>
            <draw:line table:end-cell-address="Projects.Q6" table:end-x="0.555cm" table:end-y="0.144cm" draw:z-index="5" draw:style-name="gr1" draw:text-style-name="P1" svg:x1="0.515cm" svg:y1="0.143cm" svg:x2="2.379cm" svg:y2="0.143cm">
              <text:p/>
            </draw:line>
          </table:table-cell>
          <table:table-cell table:number-columns-repeated="242"/>
        </table:table-row>
        <table:table-row table:style-name="ro3">
          <table:table-cell office:value-type="string">
            <text:p>E</text:p>
          </table:table-cell>
          <table:table-cell office:value-type="string">
            <text:p>Consultancy</text:p>
          </table:table-cell>
          <table:table-cell/>
          <table:table-cell>
            <draw:line table:end-cell-address="Projects.BM7" table:end-x="0.548cm" table:end-y="0.127cm" draw:z-index="6" draw:style-name="gr1" draw:text-style-name="P1" svg:x1="0.591cm" svg:y1="0.126cm" svg:x2="37.637cm" svg:y2="0.126cm">
              <text:p/>
            </draw:line>
          </table:table-cell>
          <table:table-cell table:number-columns-repeated="252"/>
        </table:table-row>
        <table:table-row table:style-name="ro3">
          <table:table-cell office:value-type="string">
            <text:p>F</text:p>
          </table:table-cell>
          <table:table-cell office:value-type="string">
            <text:p>Basic infrastructure architecture</text:p>
          </table:table-cell>
          <table:table-cell table:number-columns-repeated="6"/>
          <table:table-cell>
            <draw:line table:end-cell-address="Projects.BM8" table:end-x="0.519cm" table:end-y="0.189cm" draw:z-index="7" draw:style-name="gr1" draw:text-style-name="P1" svg:x1="0.33cm" svg:y1="0.188cm" svg:x2="34.568cm" svg:y2="0.188cm">
              <text:p/>
            </draw:line>
          </table:table-cell>
          <table:table-cell table:number-columns-repeated="247"/>
        </table:table-row>
        <table:table-row table:style-name="ro4">
          <table:table-cell office:value-type="string">
            <text:p>G</text:p>
          </table:table-cell>
          <table:table-cell office:value-type="string">
            <text:p>Integration of various COTS application packages</text:p>
          </table:table-cell>
          <table:table-cell table:number-columns-repeated="9"/>
          <table:table-cell>
            <draw:line table:end-cell-address="Projects.AC9" table:end-x="0.417cm" table:end-y="0.143cm" draw:z-index="8" draw:style-name="gr1" draw:text-style-name="P1" svg:x1="0.466cm" svg:y1="0.142cm" svg:x2="10.753cm" svg:y2="0.142cm">
              <text:p/>
            </draw:line>
          </table:table-cell>
          <table:table-cell table:number-columns-repeated="244"/>
        </table:table-row>
        <table:table-row table:style-name="ro5">
          <table:table-cell table:number-columns-repeated="256"/>
        </table:table-row>
        <table:table-row table:style-name="ro3">
          <table:table-cell/>
          <table:table-cell office:value-type="string">
            <text:p>Management Information System</text:p>
          </table:table-cell>
          <table:table-cell table:number-columns-repeated="53"/>
          <table:table-cell>
            <draw:line table:end-cell-address="Projects.BG11" table:end-x="0.584cm" table:end-y="0.145cm" draw:z-index="9" draw:style-name="gr1" draw:text-style-name="P1" svg:x1="0.107cm" svg:y1="0.144cm" svg:x2="2.407cm" svg:y2="0.144cm">
              <text:p/>
            </draw:line>
          </table:table-cell>
          <table:table-cell table:number-columns-repeated="200"/>
        </table:table-row>
        <table:table-row table:style-name="ro3">
          <table:table-cell/>
          <table:table-cell office:value-type="string">
            <text:p>Linux Project</text:p>
          </table:table-cell>
          <table:table-cell table:number-columns-repeated="47"/>
          <table:table-cell>
            <draw:line table:end-cell-address="Projects.BN12" table:end-x="0.17cm" table:end-y="0.133cm" draw:z-index="10" draw:style-name="gr3" draw:text-style-name="P1" svg:x1="0.336cm" svg:y1="0.132cm" svg:x2="9.898cm" svg:y2="0.132cm">
              <text:p/>
            </draw:line>
          </table:table-cell>
          <table:table-cell table:number-columns-repeated="206"/>
        </table:table-row>
        <table:table-row table:style-name="ro3">
          <table:table-cell/>
          <table:table-cell office:value-type="string">
            <text:p>CRM project</text:p>
          </table:table-cell>
          <table:table-cell table:number-columns-repeated="37"/>
          <table:table-cell>
            <draw:line table:end-cell-address="Projects.BE13" table:end-x="0.439cm" table:end-y="0.163cm" draw:z-index="11" draw:style-name="gr1" draw:text-style-name="P1" svg:x1="0.378cm" svg:y1="0.162cm" svg:x2="10.775cm" svg:y2="0.162cm">
              <text:p/>
            </draw:line>
          </table:table-cell>
          <table:table-cell table:number-columns-repeated="216"/>
        </table:table-row>
        <table:table-row table:style-name="ro3">
          <table:table-cell/>
          <table:table-cell office:value-type="string">
            <text:p>Business Change</text:p>
          </table:table-cell>
          <table:table-cell table:number-columns-repeated="40"/>
          <table:table-cell>
            <draw:line table:end-cell-address="Projects.AS14" table:end-x="0.463cm" table:end-y="0.125cm" draw:z-index="12" draw:style-name="gr1" draw:text-style-name="P1" svg:x1="0.365cm" svg:y1="0.124cm" svg:x2="1.678cm" svg:y2="0.124cm">
              <text:p/>
            </draw:line>
          </table:table-cell>
          <table:table-cell table:number-columns-repeated="213"/>
        </table:table-row>
        <table:table-row table:style-name="ro3">
          <table:table-cell/>
          <table:table-cell office:value-type="string">
            <text:p>Customer Data Migration</text:p>
          </table:table-cell>
          <table:table-cell table:number-columns-repeated="39"/>
          <table:table-cell>
            <draw:line table:end-cell-address="Projects.AW15" table:end-x="0.475cm" table:end-y="0.113cm" draw:z-index="13" draw:style-name="gr1" draw:text-style-name="P1" svg:x1="0.341cm" svg:y1="0.112cm" svg:x2="4.73cm" svg:y2="0.112cm">
              <text:p/>
            </draw:line>
          </table:table-cell>
          <table:table-cell table:number-columns-repeated="214"/>
        </table:table-row>
        <table:table-row table:style-name="ro3">
          <table:table-cell/>
          <table:table-cell office:value-type="string">
            <text:p>Consultancy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Website consultancy</text:p>
          </table:table-cell>
          <table:table-cell table:number-columns-repeated="30"/>
          <table:table-cell>
            <draw:line table:end-cell-address="Projects.AH17" table:end-x="0.194cm" table:end-y="0.117cm" draw:z-index="14" draw:style-name="gr1" draw:text-style-name="P1" svg:x1="0.14cm" svg:y1="0.116cm" svg:x2="0.801cm" svg:y2="0.116cm">
              <text:p/>
            </draw:line>
          </table:table-cell>
          <table:table-cell table:number-columns-repeated="223"/>
        </table:table-row>
        <table:table-row table:style-name="ro3">
          <table:table-cell/>
          <table:table-cell office:value-type="string">
            <text:p>Protection</text:p>
          </table:table-cell>
          <table:table-cell table:number-columns-repeated="20"/>
          <table:table-cell>
            <draw:line table:end-cell-address="Projects.AE18" table:end-x="0.581cm" table:end-y="0.105cm" draw:z-index="15" draw:style-name="gr1" draw:text-style-name="P1" svg:x1="0.308cm" svg:y1="0.104cm" svg:x2="5.444cm" svg:y2="0.104cm">
              <text:p/>
            </draw:line>
          </table:table-cell>
          <table:table-cell table:number-columns-repeated="233"/>
        </table:table-row>
        <table:table-row table:style-name="ro3">
          <table:table-cell/>
          <table:table-cell office:value-type="string">
            <text:p>Inter / Intra / Extra strategy</text:p>
          </table:table-cell>
          <table:table-cell table:number-columns-repeated="21"/>
          <table:table-cell>
            <draw:line table:end-cell-address="Projects.AA19" table:end-x="0.052cm" table:end-y="0.067cm" draw:z-index="16" draw:style-name="gr1" draw:text-style-name="P1" svg:x1="0.246cm" svg:y1="0.066cm" svg:x2="1.875cm" svg:y2="0.066cm">
              <text:p/>
            </draw:line>
          </table:table-cell>
          <table:table-cell table:number-columns-repeated="232"/>
        </table:table-row>
        <table:table-row table:style-name="ro5" table:number-rows-repeated="65516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style="long"/>
      <number:text>/</number:text>
      <number:day number:style="long"/>
      <number:text>/</number:text>
      <number:year/>
    </number:date-style>
    <number:date-style style:name="N116">
      <number:month number:textual="true"/>
    </number:dat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_5b_SRM_5d__20_Gradient_20_7" draw:display-name="[SRM] Gradient 7" draw:style="linear" draw:start-color="#00ffff" draw:end-color="#ffffff" draw:start-intensity="100%" draw:end-intensity="100%" draw:angle="900" draw:border="3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Rounded_20_short_20_Arrow" draw:display-name="Rounded short Arrow" svg:viewBox="0 0 1013 1130" svg:d="m1009 1050-449-1008-22-30-29-12-34 12-21 26-449 1012-5 13v8l5 21 12 21 17 13 21 4h903l21-4 21-13 9-21 4-21v-8z"/>
    <draw:marker draw:name="Small_20_Arrow" draw:display-name="Small Arrow" svg:viewBox="0 0 1321 3493" svg:d="m1321 3493h-1321l702-3493z"/>
    <draw:marker draw:name="Square_20_45" draw:display-name="Square 45" svg:viewBox="0 0 1131 1131" svg:d="m0 564 564 567 567-567-567-564z"/>
    <draw:marker draw:name="msArrowEnd_20_5" draw:display-name="msArrowEnd 5" svg:viewBox="0 0 636 636" svg:d="m318 0 318 636h-636z"/>
    <draw:stroke-dash draw:name="Dash_20_2" draw:display-name="Dash 2" draw:style="round" draw:dots1="1" draw:dots1-length="0.212cm" draw:distance="0.21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cm" fo:margin-bottom="2cm" fo:margin-left="2cm" fo:margin-right="2c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6">06/03/2007</text:date>, <text:time>18:3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Simon May</meta:initial-creator>
    <meta:creation-date>2004-02-18T13:21:23</meta:creation-date>
    <dc:creator>Simon May</dc:creator>
    <dc:date>2007-03-06T18:38:27</dc:date>
    <meta:print-date>2007-02-06T18:29:49</meta:print-date>
    <dc:language>en-GB</dc:language>
    <meta:editing-cycles>45</meta:editing-cycles>
    <meta:editing-duration>P1DT8H55M55S</meta:editing-duration>
    <meta:user-defined meta:name="Info 1"/>
    <meta:user-defined meta:name="Info 2"/>
    <meta:user-defined meta:name="Info 3"/>
    <meta:user-defined meta:name="Info 4"/>
    <meta:document-statistic meta:table-count="1" meta:cell-count="93" meta:object-count="17"/>
  </office:meta>
</office:document-meta>
</file>